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DejaVuSans" svg:font-family="DejaVuSans" style:font-family-generic="system" style:font-pitch="variable"/>
    <style:font-face style:name="IPA Pゴシック" svg:font-family="'IPA Pゴシック'" style:font-family-generic="system" style:font-pitch="variable"/>
    <style:font-face style:name="Lucidasans" svg:font-family="Lucida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572cm"/>
    </style:style>
    <style:style style:name="co3" style:family="table-column">
      <style:table-column-properties fo:break-before="auto" style:column-width="2.986cm"/>
    </style:style>
    <style:style style:name="co4" style:family="table-column">
      <style:table-column-properties fo:break-before="auto" style:column-width="4.729cm"/>
    </style:style>
    <style:style style:name="co5" style:family="table-column">
      <style:table-column-properties fo:break-before="auto" style:column-width="2.732cm"/>
    </style:style>
    <style:style style:name="co6" style:family="table-column">
      <style:table-column-properties fo:break-before="auto" style:column-width="4.537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表1" table:style-name="ta1" table:print="false">
        <office:forms form:automatic-focus="false" form:apply-design-mode="false"/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3" table:default-cell-style-name="Default"/>
        <table:table-column table:style-name="co6" table:default-cell-style-name="Default"/>
        <table:table-column table:style-name="co1" table:number-columns-repeated="6" table:default-cell-style-name="Default"/>
        <table:table-row table:style-name="ro1" table:number-rows-repeated="2">
          <table:table-cell table:number-columns-repeated="18"/>
        </table:table-row>
        <table:table-row table:style-name="ro2">
          <table:table-cell/>
          <table:table-cell office:value-type="string">
            <text:p>psyntax.pp</text:p>
          </table:table-cell>
          <table:table-cell/>
          <table:table-cell office:value-type="string">
            <text:p>C++ find-free</text:p>
          </table:table-cell>
          <table:table-cell office:value-type="string">
            <text:p>C++ find-sets</text:p>
          </table:table-cell>
          <table:table-cell office:value-type="string">
            <text:p>C++ set-union</text:p>
          </table:table-cell>
          <table:table-cell office:value-type="string">
            <text:p>$append-map1-with-tail-sum</text:p>
            <text:p>append-&gt;append!</text:p>
          </table:table-cell>
          <table:table-cell office:value-type="string">
            <text:p>alist-&gt;eq-hash-table</text:p>
          </table:table-cell>
          <table:table-cell office:value-type="string">
            <text:p>set-union</text:p>
            <text:p>eq-hash-table</text:p>
          </table:table-cell>
          <table:table-cell office:value-type="string">
            <text:p>append-&gt;append2</text:p>
          </table:table-cell>
          <table:table-cell office:value-type="string">
            <text:p>code-builder</text:p>
          </table:table-cell>
          <table:table-cell office:value-type="string">
            <text:p>Removed cons source info</text:p>
          </table:table-cell>
          <table:table-cell office:value-type="string">
            <text:p>%set-union</text:p>
            <text:p>-&gt;append2</text:p>
          </table:table-cell>
          <table:table-cell office:value-type="string">
            <text:p>Removed set-union for set!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Mosh</text:p>
          </table:table-cell>
          <table:table-cell office:value-type="float" office:value="12.285">
            <text:p>12.29</text:p>
          </table:table-cell>
          <table:table-cell office:value-type="float" office:value="10.054">
            <text:p>10.05</text:p>
          </table:table-cell>
          <table:table-cell office:value-type="float" office:value="9.548">
            <text:p>9.55</text:p>
          </table:table-cell>
          <table:table-cell office:value-type="float" office:value="9.528">
            <text:p>9.53</text:p>
          </table:table-cell>
          <table:table-cell office:value-type="float" office:value="7.573">
            <text:p>7.57</text:p>
          </table:table-cell>
          <table:table-cell office:value-type="float" office:value="5.984">
            <text:p>5.98</text:p>
          </table:table-cell>
          <table:table-cell office:value-type="float" office:value="4.396">
            <text:p>4.4</text:p>
          </table:table-cell>
          <table:table-cell office:value-type="float" office:value="4.3">
            <text:p>4.3</text:p>
          </table:table-cell>
          <table:table-cell office:value-type="float" office:value="3.051">
            <text:p>3.05</text:p>
          </table:table-cell>
          <table:table-cell office:value-type="float" office:value="2.893">
            <text:p>2.89</text:p>
          </table:table-cell>
          <table:table-cell office:value-type="float" office:value="2.651">
            <text:p>2.65</text:p>
          </table:table-cell>
          <table:table-cell office:value-type="float" office:value="2.351">
            <text:p>2.3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auche</text:p>
          </table:table-cell>
          <table:table-cell table:number-columns-repeated="8" office:value-type="float" office:value="0.442">
            <text:p>0.44</text:p>
          </table:table-cell>
          <table:table-cell table:number-columns-repeated="8" office:value-type="float" office:value="0.4">
            <text:p>0.4</text:p>
          </table:table-cell>
        </table:table-row>
        <table:table-row table:style-name="ro1">
          <table:table-cell/>
          <table:table-cell>
            <draw:frame table:end-cell-address="表1.J41" table:end-x="1.535cm" table:end-y="0.353cm" draw:z-index="0" draw:style-name="gr1" svg:width="25.531cm" svg:height="14.847cm" svg:x="0cm" svg:y="0.39cm">
              <draw:object draw:notify-on-update-of-ranges="表1.C3:表1.AG3 表1.B4:表1.B4 表1.C4:表1.AG4 表1.B5:表1.B5 表1.C5:表1.AG5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6"/>
        </table:table-row>
      </table:table>
      <table:table table:name="表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表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DejaVuSans" svg:font-family="DejaVuSans" style:font-family-generic="system" style:font-pitch="variable"/>
    <style:font-face style:name="IPA Pゴシック" svg:font-family="'IPA Pゴシック'" style:font-family-generic="system" style:font-pitch="variable"/>
    <style:font-face style:name="Lucidasans" svg:font-family="Lucida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DejaVuSans" style:language-asian="ja" style:country-asian="JP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family-asian="'IPA P明朝'" style:font-family-generic-asian="system" style:font-pitch-asian="variable" style:font-size-asian="24pt" style:language-asian="ja" style:country-asian="JP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IPA Pゴシック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6-29">2008/06/29</text:date>, <text:time>01:26:04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initial-creator>taro</meta:initial-creator>
    <meta:creation-date>2008-06-13T15:48:27</meta:creation-date>
    <dc:creator>taro</dc:creator>
    <dc:date>2008-06-29T01:26:04</dc:date>
    <meta:editing-cycles>16</meta:editing-cycles>
    <meta:editing-duration>P1DT4H33M2S</meta:editing-duration>
    <meta:user-defined meta:name="Info 1"/>
    <meta:user-defined meta:name="Info 2"/>
    <meta:user-defined meta:name="Info 3"/>
    <meta:user-defined meta:name="Info 4"/>
    <meta:document-statistic meta:table-count="3" meta:cell-count="4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2.9962949752808pt" style:font-size-asian="12.9962949752808pt" style:font-size-complex="12.9962949752808pt"/>
    </style:style>
    <style:style style:name="ch3" style:family="chart">
      <style:graphic-properties draw:stroke="none" svg:stroke-color="#b3b3b3" draw:fill="none" draw:fill-color="#e6e6e6"/>
      <style:text-properties fo:font-size="7.99772024154663pt" style:font-size-asian="7.99772024154663pt" style:font-size-complex="7.99772024154663pt"/>
    </style:style>
    <style:style style:name="ch4" style:family="chart">
      <style:chart-properties chart:symbol-type="automatic" chart:connect-bars="false" chart:spline-order="3" chart:series-source="rows" chart:sort-by-x-values="false" chart:right-angled-axes="true"/>
    </style:style>
    <style:style style:name="ch5" style:family="chart" style:data-style-name="N0">
      <style:chart-properties chart:display-label="true" chart:logarithmic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chart-properties style:rotation-angle="90"/>
      <style:text-properties fo:font-size="8.99743556976318pt" style:font-size-asian="8.99743556976318pt" style:font-size-complex="8.99743556976318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9" style:family="chart">
      <style:chart-properties chart:symbol-type="named-symbol" chart:symbol-name="diamond" chart:symbol-width="0.25cm" chart:symbol-height="0.25cm"/>
      <style:graphic-properties draw:stroke="solid" svg:stroke-color="#ff420e" draw:fill-color="#ff420e" dr3d:edge-rounding="0%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10.39cm" svg:height="7.016cm" chart:class="chart:line" chart:style-name="ch1">
        <chart:title svg:x="3.787cm" svg:y="0.145cm" chart:style-name="ch2">
          <text:p>psyntax.pp</text:p>
        </chart:title>
        <chart:legend chart:legend-position="end" svg:x="7.996cm" svg:y="3.035cm" chart:style-name="ch3"/>
        <chart:plot-area chart:style-name="ch4" table:cell-range-address="表1.C3:表1.AG5 表1.B4:表1.AG5 表1.B3:表1.B3" chart:data-source-has-labels="both" svg:x="0.149cm" svg:y="0.783cm" svg:width="7.637cm" svg:height="5.95cm">
          <chart:axis chart:dimension="x" chart:name="primary-x" chart:style-name="ch5">
            <chart:categories table:cell-range-address="表1.C3:表1.AG3"/>
          </chart:axis>
          <chart:axis chart:dimension="y" chart:name="primary-y" chart:style-name="ch5">
            <chart:title svg:x="0.206cm" svg:y="4.011cm" chart:style-name="ch6">
              <text:p>sec</text:p>
            </chart:title>
            <chart:grid chart:style-name="ch7" chart:class="major"/>
          </chart:axis>
          <chart:series chart:style-name="ch8" chart:values-cell-range-address="表1.C4:表1.AG4" chart:label-cell-address="表1.B4:表1.B4" chart:class="chart:line">
            <chart:data-point chart:repeated="31"/>
          </chart:series>
          <chart:series chart:style-name="ch9" chart:values-cell-range-address="表1.C5:表1.AG5" chart:label-cell-address="表1.B5:表1.B5" chart:class="chart:line">
            <chart:data-point chart:repeated="3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++ find-free</text:p>
              </table:table-cell>
              <table:table-cell office:value-type="string">
                <text:p>C++ find-sets</text:p>
              </table:table-cell>
              <table:table-cell office:value-type="string">
                <text:p>C++ set-union</text:p>
              </table:table-cell>
              <table:table-cell office:value-type="string">
                <text:p>$append-map1-with-tail-sum
append-&gt;append!</text:p>
              </table:table-cell>
              <table:table-cell office:value-type="string">
                <text:p>alist-&gt;eq-hash-table</text:p>
              </table:table-cell>
              <table:table-cell office:value-type="string">
                <text:p>set-union
eq-hash-table</text:p>
              </table:table-cell>
              <table:table-cell office:value-type="string">
                <text:p>append-&gt;append2</text:p>
              </table:table-cell>
              <table:table-cell office:value-type="string">
                <text:p>code-builder</text:p>
              </table:table-cell>
              <table:table-cell office:value-type="string">
                <text:p>Removed cons source info</text:p>
              </table:table-cell>
              <table:table-cell office:value-type="string">
                <text:p>%set-union
-&gt;append2</text:p>
              </table:table-cell>
              <table:table-cell office:value-type="string">
                <text:p>Removed set-union for set!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Mosh</text:p>
              </table:table-cell>
              <table:table-cell office:value-type="float" office:value="12.285">
                <text:p>12.285</text:p>
              </table:table-cell>
              <table:table-cell office:value-type="float" office:value="10.054">
                <text:p>10.054</text:p>
              </table:table-cell>
              <table:table-cell office:value-type="float" office:value="9.548">
                <text:p>9.548</text:p>
              </table:table-cell>
              <table:table-cell office:value-type="float" office:value="9.528">
                <text:p>9.528</text:p>
              </table:table-cell>
              <table:table-cell office:value-type="float" office:value="7.573">
                <text:p>7.573</text:p>
              </table:table-cell>
              <table:table-cell office:value-type="float" office:value="5.984">
                <text:p>5.984</text:p>
              </table:table-cell>
              <table:table-cell office:value-type="float" office:value="4.396">
                <text:p>4.396</text:p>
              </table:table-cell>
              <table:table-cell office:value-type="float" office:value="4.3">
                <text:p>4.3</text:p>
              </table:table-cell>
              <table:table-cell office:value-type="float" office:value="3.051">
                <text:p>3.051</text:p>
              </table:table-cell>
              <table:table-cell office:value-type="float" office:value="2.893">
                <text:p>2.893</text:p>
              </table:table-cell>
              <table:table-cell office:value-type="float" office:value="2.651">
                <text:p>2.651</text:p>
              </table:table-cell>
              <table:table-cell office:value-type="float" office:value="2.351">
                <text:p>2.35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Gauche</text:p>
              </table:table-cell>
              <table:table-cell office:value-type="float" office:value="0.442">
                <text:p>0.442</text:p>
              </table:table-cell>
              <table:table-cell office:value-type="float" office:value="0.442">
                <text:p>0.442</text:p>
              </table:table-cell>
              <table:table-cell office:value-type="float" office:value="0.442">
                <text:p>0.442</text:p>
              </table:table-cell>
              <table:table-cell office:value-type="float" office:value="0.442">
                <text:p>0.442</text:p>
              </table:table-cell>
              <table:table-cell office:value-type="float" office:value="0.442">
                <text:p>0.442</text:p>
              </table:table-cell>
              <table:table-cell office:value-type="float" office:value="0.442">
                <text:p>0.442</text:p>
              </table:table-cell>
              <table:table-cell office:value-type="float" office:value="0.442">
                <text:p>0.442</text:p>
              </table:table-cell>
              <table:table-cell office:value-type="float" office:value="0.442">
                <text:p>0.442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